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1_v3_vgg-_stage3" table:style-name="ta1">
        <table:shapes>
          <draw:frame draw:z-index="0" draw:style-name="gr1" draw:text-style-name="P1" svg:width="454pt" svg:height="255.23pt" svg:x="75.54pt" svg:y="5146.38pt">
            <loext:p draw:notify-on-update-of-ranges="'train_1_v3_vgg-_stage3'.C402:'train_1_v3_vgg-_stage3'.L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eak_0</text:p>
          </table:table-cell>
          <table:table-cell office:value-type="string" calcext:value-type="string">
            <text:p>peak_1</text:p>
          </table:table-cell>
          <table:table-cell office:value-type="string" calcext:value-type="string">
            <text:p>peak_2</text:p>
          </table:table-cell>
          <table:table-cell office:value-type="string" calcext:value-type="string">
            <text:p>peak_3</text:p>
          </table:table-cell>
          <table:table-cell office:value-type="string" calcext:value-type="string">
            <text:p>peak_4</text:p>
          </table:table-cell>
          <table:table-cell office:value-type="string" calcext:value-type="string">
            <text:p>peak_5</text:p>
          </table:table-cell>
          <table:table-cell office:value-type="string" calcext:value-type="string">
            <text:p>peak_6</text:p>
          </table:table-cell>
          <table:table-cell office:value-type="string" calcext:value-type="string">
            <text:p>peak_7</text:p>
          </table:table-cell>
          <table:table-cell office:value-type="string" calcext:value-type="string">
            <text:p>peak_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8" calcext:value-type="float">
            <text:p>29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9" calcext:value-type="float">
            <text:p>30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8" calcext:value-type="float">
            <text:p>38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9" calcext:value-type="float">
            <text:p>399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1" calcext:value-type="float">
            <text:p>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.5" calcext:value-type="float">
            <text:p>209.5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7" calcext:value-type="float">
            <text:p>0.97</text:p>
          </table:table-cell>
          <table:table-cell table:formula="of:=AVERAGE([.C402:.K402])" office:value-type="float" office:value="0.843611111111111" calcext:value-type="float">
            <text:p>0.8436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3:39:38.803179400</dc:date>
    <meta:editing-duration>PT5M40S</meta:editing-duration>
    <meta:editing-cycles>1</meta:editing-cycles>
    <meta:document-statistic meta:table-count="1" meta:cell-count="44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bar" chart:style-name="ch1">
        <chart:legend chart:legend-position="end" svg:x="13.939cm" svg:y="4.203cm" style:legend-expansion="high" chart:style-name="ch2"/>
        <chart:plot-area chart:style-name="ch3" table:cell-range-address="'train_1_v3_vgg-_stage3'.C402:'train_1_v3_vgg-_stage3'.L402" svg:x="0.32cm" svg:y="0.18cm" svg:width="13.299cm" svg:height="8.645cm">
          <chartooo:coordinate-region svg:x="1.047cm" svg:y="0.379cm" svg:width="12.57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in_1_v3_vgg-_stage3'.C402:'train_1_v3_vgg-_stage3'.L40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02</text:p>
                <draw:g>
                  <svg:desc/>
                </draw:g>
              </table:table-cell>
              <table:table-cell office:value-type="float" office:value="0.9075">
                <text:p>0.9075</text:p>
                <draw:g>
                  <svg:desc>'train_1_v3_vgg-_stage3'.C402:'train_1_v3_vgg-_stage3'.L402</svg:desc>
                </draw:g>
              </table:table-cell>
              <table:table-cell office:value-type="float" office:value="0.8875">
                <text:p>0.8875</text:p>
              </table:table-cell>
              <table:table-cell office:value-type="float" office:value="0.855">
                <text:p>0.855</text:p>
              </table:table-cell>
              <table:table-cell office:value-type="float" office:value="0.815">
                <text:p>0.815</text:p>
              </table:table-cell>
              <table:table-cell office:value-type="float" office:value="0.7675">
                <text:p>0.7675</text:p>
              </table:table-cell>
              <table:table-cell office:value-type="float" office:value="0.7925">
                <text:p>0.7925</text:p>
              </table:table-cell>
              <table:table-cell office:value-type="float" office:value="0.8525">
                <text:p>0.8525</text:p>
              </table:table-cell>
              <table:table-cell office:value-type="float" office:value="0.745">
                <text:p>0.745</text:p>
              </table:table-cell>
              <table:table-cell office:value-type="float" office:value="0.97">
                <text:p>0.97</text:p>
              </table:table-cell>
              <table:table-cell office:value-type="float" office:value="0.843611111111111">
                <text:p>0.8436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